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Text_20_body">
      <style:paragraph-properties fo:text-align="start" style:justify-single-word="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roduct Description </text:p>
      <text:section text:style-name="Sect1" text:name="custom-description">
        <text:p text:style-name="Text_20_body"><text:span text:style-name="Strong_20_Emphasis">Geiger Muller counter/GM tube M4011</text:span></text:p>
        <text:p text:style-name="P2">Geiger Muller tube J302,for deatail please contact us</text:p>
        <text:p text:style-name="Text_20_body">Model M4011 countertube</text:p>
        <text:p text:style-name="Text_20_body">The detector is oxide cathode tube,coaxial cylindrical structure of thin walled(the denity of tube wall50±10cg/cm2),the Pulse application-oriented halogen tube,The ambient temperature from -40°C~55°C range that is exploring 20mR/h-120mR/hγ-ray and 100~1800 off variables/min.cm 2 softβ-ray.</text:p>
        <text:p text:style-name="Text_20_body">Diameter: Φ10±0.5mm</text:p>
        <text:p text:style-name="Text_20_body">Length: 90±2mm</text:p>
        <text:p text:style-name="Text_20_body">Starting voltage:&lt;350V</text:p>
        <text:p text:style-name="Text_20_body">Minimum plateau rang:80v</text:p>
        <text:p text:style-name="P2">Maximum plateau slope:10%/80v</text:p>
        <text:p text:style-name="Text_20_body">Recommended working voltage: 380V</text:p>
        <text:p text:style-name="Text_20_body">Maximum count rate:25times/min</text:p>
        <text:p text:style-name="P2">Limit working voltage: 550V</text:p>
        <text:p text:style-name="Text_20_body">Life expectancy: &gt;1×109pulse</text:p>
        <text:p text:style-name="Text_20_body">Keep shell clean</text:p>
        <text:p text:style-name="Text_20_body">The countetube should keep a high clean,.To minimize surface contamination,otherwise it will reduce the insulation resistance.</text:p>
        <text:p text:style-name="Text_20_body">Apply the typical working conditions</text:p>
        <text:p text:style-name="Text_20_body">The characteristic parameters of counter are measured under the recommended operating voltage.so the user should be possible to use the recommended operationg voltage to obtain the given parameters.</text:p>
        <text:p text:style-name="Text_20_body">Installation with caution</text:p>
        <text:p text:style-name="Text_20_body">When you installation the counter should pay attention to it,as counter output leads as short as possible.Andode and cathode leads to extremely excessive force shall not be.Especially the tube of glass shell should be careful,otherwise it will cause the pipe leak or shell broken.</text:p>
        <text:section text:style-name="Sect1" text:name="companyProductShowId2">
          <text:p text:style-name="Text_20_body"><draw:frame draw:style-name="fr1" draw:name="graphics1" text:anchor-type="as-char" svg:width="1.9272in" svg:height="1.3646in" draw:z-index="0"><draw:image xlink:href="http://i01.i.aliimg.com/wsphoto/v0/512688179/Geiger-Muller-counter-GM-tube-M4011.jpg" xlink:type="simple" xlink:show="embed" xlink:actuate="onLoad"/></draw:frame></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 </meta:initial-creator>
    <meta:creation-date>2012-05-19T21:36:24</meta:creation-date>
    <dc:date>2012-05-19T21:37:18</dc:date>
    <dc:creator>Phil </dc:creator>
    <meta:editing-duration>P0D</meta:editing-duration>
    <meta:editing-cycles>1</meta:editing-cycles>
    <meta:document-statistic meta:table-count="0" meta:image-count="1" meta:object-count="0" meta:page-count="1" meta:paragraph-count="21" meta:word-count="177" meta:character-count="1329" meta:non-whitespace-character-count="1170"/>
    <meta:generator>LibreOffice/3.5$Linux_X86_64 LibreOffice_project/350m1$Build-2</meta:generator>
  </office:meta>
</office:document-meta>
</file>